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able_20_Contents">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text-properties fo:font-weight="bold" style:font-weight-asian="bold" style:font-weight-complex="bold"/>
    </style:style>
    <style:style style:name="P6" style:family="paragraph" style:parent-style-name="Text_20_body" style:list-style-name="L4"/>
    <style:style style:name="P7" style:family="paragraph" style:parent-style-name="Preformatted_20_Text">
      <style:paragraph-properties fo:margin-left="1.251cm" fo:margin-right="0cm" fo:margin-top="0cm" fo:margin-bottom="0.499cm" fo:text-indent="0cm" style:auto-text-indent="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Times New Roman"/>
    </style:style>
    <style:style style:name="T3" style:family="text">
      <style:text-properties style:font-name="Courier New"/>
    </style:style>
    <style:style style:name="T4"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3">Document number:</text:p>
          </table:table-cell>
          <table:table-cell table:style-name="Tableau1.B1" office:value-type="string">
            <text:p text:style-name="Table_20_Contents">D0051=15-nnnn</text:p>
          </table:table-cell>
        </table:table-row>
        <table:table-row>
          <table:table-cell office:value-type="string">
            <text:p text:style-name="P3">Date:</text:p>
          </table:table-cell>
          <table:table-cell table:style-name="Tableau1.B1" office:value-type="string">
            <text:p text:style-name="Table_20_Contents">2015-09-15</text:p>
          </table:table-cell>
        </table:table-row>
        <table:table-row>
          <table:table-cell office:value-type="string">
            <text:p text:style-name="P3">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3">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s</text:p>
      <text:p text:style-name="Text_20_body">Experimental overload functions for C++17. This paper proposes two functions that allow to overload lambdas or function objects, but also member and non-member functions.</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8">Introduction<text:tab/>1</text:p>
          <text:p text:style-name="P8">Motivation and Scope<text:tab/>1</text:p>
          <text:p text:style-name="P8">Design rationale<text:tab/>2</text:p>
          <text:p text:style-name="P9">Which kind of functions would overload accept<text:tab/>2</text:p>
          <text:p text:style-name="P9">Binary or variadic interface<text:tab/>2</text:p>
          <text:p text:style-name="P9">Passing parameters by value or by forward reference<text:tab/>2</text:p>
          <text:p text:style-name="P9">Selecting the best or the first overload<text:tab/>3</text:p>
          <text:p text:style-name="P9">Result type of resulting function objects<text:tab/>3</text:p>
          <text:p text:style-name="P9">Result type of overload/first_overload<text:tab/>3</text:p>
          <text:p text:style-name="P8">Open points<text:tab/>3</text:p>
          <text:p text:style-name="P8">Technical Specification<text:tab/>3</text:p>
          <text:p text:style-name="P9">Header &lt;experimental/functional&gt; Synopsis<text:tab/>4</text:p>
          <text:p text:style-name="P8">Implementation<text:tab/>4</text:p>
          <text:p text:style-name="P8">Acknowledgements<text:tab/>4</text:p>
          <text:p text:style-name="P8">References<text:tab/>4</text:p>
        </text:index-body>
      </text:table-of-content>
      <text:h text:style-name="Heading_20_1" text:outline-level="1"><text:bookmark text:name="user-content-introduction"/>Introduction</text:h>
      <text:p text:style-name="Text_20_body">This paper proposes two functions that allow to overload lambdas or function objects, but also member and non-member functions:</text:p>
      <text:list xml:id="list1794677312" text:style-name="L1">
        <text:list-item>
          <text:p text:style-name="P4"><text:span text:style-name="T1">overload</text:span> selects the best overload using C++ overload resolution and</text:p>
        </text:list-item>
        <text:list-item>
          <text:p text:style-name="P4"><text:span text:style-name="T1">first_overload</text:span> selects the first overload using C++ overload resolution.</text:p>
        </text:list-item>
      </text:list>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auto visitor = overload(</text:p>
      <text:p text:style-name="P1"><text:s text:c="2"/>[](int i, int j ) <text:s text:c="8"/><text:tab/><text:tab/>{ … },</text:p>
      <text:p text:style-name="P1"><text:soft-page-break/><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1" text:outline-level="1"><text:bookmark text:name="user-content-design-rationale"/>Design rationale</text:h>
      <text:h text:style-name="Heading_20_2" text:outline-level="2"><text:bookmark text:name="user-content-which-kind-of-functions-would-overload-accept"/>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performances, we opt to allow them also. The alternative would be to force the user to use <text:span text:style-name="T1">std::bind</text:span><text:span text:style-name="T2">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ext:soft-page-break/>this inconvenient, and the implementation can optimize when the function object is copyable.</text:p>
      <text:p text:style-name="Text_20_body">This has the inconvenient that the move is implicit. We follows here the same design than <text:span text:style-name="T1">when_all</text:span> and <text:span text:style-name="T1">when_any.</text:span></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the proposal includes two functions: <text:span text:style-name="T1">overload</text:span> and <text:span text:style-name="T1">first_overload</text:span>. <text:s/></text:p>
      <text:list xml:id="list1499969421" text:continue-numbering="true" text:style-name="L1">
        <text:list-item>
          <text:p text:style-name="P4"><text:span text:style-name="T1">overload</text:span> selects the best overload using C++ overload resolution and </text:p>
        </text:list-item>
        <text:list-item>
          <text:p text:style-name="P4"><text:span text:style-name="T1">first_overload</text:span> selects the first overload using C++ overload resolution. <text:s/></text:p>
        </text:list-item>
      </text:list>
      <text:p text:style-name="Text_20_body">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2">Result type of resulting </text:span><text:span text:style-name="Source_20_Text"><text:span text:style-name="T2">function objects</text:span></text:span></text:h>
      <text:p text:style-name="Text_20_body">The proposed <text:span text:style-name="Source_20_Text">overload</text:span> and <text:span text:style-name="T1">first_</text:span><text:span text:style-name="Source_20_Text"><text:span text:style-name="T1">overload</text:span></text:span> functions don't add any constraint on the result type of the overloaded functions. The result type when calling the resulting function object would be the one of the selected overloaded function.</text:p>
      <text:h text:style-name="Heading_20_2" text:outline-level="2">Result type of <text:span text:style-name="Source_20_Text">overload/</text:span><text:span text:style-name="Source_20_Text"><text:span text:style-name="T1">first_overload</text:span></text:span></text:h>
      <text:p text:style-name="Text_20_body"><text:span text:style-name="Source_20_Text"><text:span text:style-name="T2">The result type of these functions is unspecified as it is the result type of </text:span></text:span><text:span text:style-name="Source_20_Text"><text:span text:style-name="T1">std::bind</text:span></text:span><text:span text:style-name="Source_20_Text"><text:span text:style-name="T2">. </text:span></text:span><text:span text:style-name="Source_20_Text"><text:s/></text:span></text:p>
      <text:h text:style-name="Heading_20_1" text:outline-level="1">Open points</text:h>
      <text:p text:style-name="Text_20_body">The authors would like to have an answer to the following points if there is at all an interest in this proposal:</text:p>
      <text:list xml:id="list1254773872" text:style-name="L2">
        <text:list-item>
          <text:p text:style-name="P5">Should the callable be passed by value, forcing the use of std::move?</text:p>
        </text:list-item>
        <text:list-item>
          <text:p text:style-name="P5">A better name for the proposed functions?</text:p>
        </text:list-item>
        <text:list-item>
          <text:p text:style-name="P5">Do we want to expose the result type of these functions?</text:p>
        </text:list-item>
      </text:list>
      <text:h text:style-name="Heading_20_1" text:outline-level="1"><text:bookmark text:name="user-content-technical-specification"/>Technical Specification</text:h>
      <text:p text:style-name="Text_20_body">Note: The following wording need of course much more details to describe the behavior of the unspecified result type.</text:p>
      <text:h text:style-name="Heading_20_2" text:outline-level="2"><text:bookmark text:name="user-content-synopsis"/><text:soft-page-break/>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R, class ... Fs&gt;</text:p>
      <text:p text:style-name="P1"><text:s text:c="4"/>'see below' overload(Fs &amp;&amp;... fcts);</text:p>
      <text:p text:style-name="P1"><text:s text:c="4"/>template &lt;class R, class ... Fs&gt;</text:p>
      <text:p text:style-name="P1"><text:s text:c="4"/>'see below' first_overload(Fs &amp;&amp;... fcts);</text:p>
      <text:p text:style-name="P1">}</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turns:</text:span> A function object that behaves as if all the parameters were overloaded when calling it.</text:p>
      <text:p text:style-name="Text_20_body"><text:span text:style-name="Emphasis">Throws:</text:span> Any exception thrown during the construction of the resulting function object.</text:p>
      <text:p text:style-name="Text_20_body"/>
      <text:h text:style-name="Heading_20_3" text:outline-level="3">Function Template fisrt_<text:span text:style-name="Source_20_Text">overload</text:span> </text:h>
      <text:p text:style-name="P1">template &lt;class R, class ... Fs&gt;</text:p>
      <text:p text:style-name="P2">'see below' first_overload(Fs &amp;&amp;... fcts);</text:p>
      <text:p text:style-name="Text_20_body"><text:span text:style-name="Emphasis">Returns:</text:span> A function object that will forward its parameters to the first function that is callable with these parameters.</text:p>
      <text:p text:style-name="Text_20_body"><text:span text:style-name="Emphasis">Throws:</text:span> Any exception thrown during the construction of the resulting function object.</text:p>
      <text:h text:style-name="Heading_20_1" text:outline-level="1"><text:bookmark text:name="user-content-implementation"/>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Fit and FTL authors from where the idea of the <text:span text:style-name="T1">first_overload</text:span> function comes from.</text:p>
      <text:h text:style-name="Heading_20_1" text:outline-level="1">References</text:h>
      <text:list xml:id="list1701079942" text:style-name="L4">
        <text:list-item>
          <text:p text:style-name="P6">Fit : https://github.com/pfultz2/Fit</text:p>
        </text:list-item>
        <text:list-item>
          <text:p text:style-name="P6"><text:soft-page-break/>FTL: <text:a xlink:type="simple" xlink:href="https://github.com/beark/ftl">https://github.com/beark/ftl</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s<text:tab/>D0051</text:p>
        <text:p text:style-name="Header"/>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09-15T21:38:09</dc:date>
    <dc:creator>Vicente Botet Escriba</dc:creator>
    <meta:editing-duration>P6DT22H31M21S</meta:editing-duration>
    <meta:editing-cycles>67</meta:editing-cycles>
    <meta:generator>OpenOffice.org/3.3$Unix OpenOffice.org_project/330m20$Build-9567</meta:generator>
    <meta:document-statistic meta:table-count="1" meta:image-count="0" meta:object-count="0" meta:page-count="5" meta:paragraph-count="117" meta:word-count="976" meta:character-count="6298"/>
  </office:meta>
</office:document-meta>
</file>